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1pt" officeooo:rsid="0019b5d6" officeooo:paragraph-rsid="0019b5d6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19b5d6" officeooo:paragraph-rsid="0019b5d6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19b5d6" officeooo:paragraph-rsid="0019b5d6" style:text-blinking="false" fo:background-color="transparent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19b5d6" officeooo:paragraph-rsid="0019b5d6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Times New Roman" fo:font-size="11pt" officeooo:rsid="0019b5d6" officeooo:paragraph-rsid="0019b5d6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Times New Roman" fo:font-size="11pt" style:font-size-asian="11pt" style:font-size-complex="11p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bfe32" officeooo:paragraph-rsid="002bfe32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bfe32" officeooo:paragraph-rsid="002dd428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1a9678" officeooo:paragraph-rsid="001a9678" style:text-blinking="false" fo:background-color="transparent" style:font-size-asian="11pt" style:font-size-complex="11pt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1ba17" officeooo:paragraph-rsid="0021ba17" style:text-blinking="false" fo:background-color="transparent" style:font-size-asian="11pt" style:font-size-complex="11pt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1ba17" officeooo:paragraph-rsid="002bfe32" style:text-blinking="false" fo:background-color="transparent" style:font-size-asian="11pt" style:font-size-complex="11pt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34752" officeooo:paragraph-rsid="00234752" style:text-blinking="false" fo:background-color="transparent" style:font-size-asian="11pt" style:font-size-complex="11pt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34752" officeooo:paragraph-rsid="00239ee7" style:text-blinking="false" fo:background-color="transparent" style:font-size-asian="11pt" style:font-size-complex="11pt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bfe32" officeooo:paragraph-rsid="002bfe32" style:text-blinking="false" fo:background-color="transparent" style:font-size-asian="11pt" style:font-weight-asian="normal" style:font-size-complex="11pt" style:font-weight-complex="normal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bfe32" officeooo:paragraph-rsid="002e9134" style:text-blinking="false" fo:background-color="transparent" style:font-size-asian="11pt" style:font-weight-asian="normal" style:font-size-complex="11pt" style:font-weight-complex="normal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bfe32" officeooo:paragraph-rsid="002f0d00" style:text-blinking="false" fo:background-color="transparent" style:font-size-asian="11pt" style:font-weight-asian="normal" style:font-size-complex="11pt" style:font-weight-complex="normal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bfe32" officeooo:paragraph-rsid="002fbdb3" style:text-blinking="false" fo:background-color="transparent" style:font-size-asian="11pt" style:font-weight-asian="normal" style:font-size-complex="11pt" style:font-weight-complex="normal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365bc3" officeooo:paragraph-rsid="00365bc3" style:text-blinking="false" fo:background-color="transparent" style:font-size-asian="11pt" style:font-weight-asian="normal" style:font-size-complex="11pt" style:font-weight-complex="normal"/>
    </style:style>
    <style:style style:name="P2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1a9678" officeooo:paragraph-rsid="001a9678" style:text-blinking="false" fo:background-color="transparent" style:font-size-asian="11pt" style:font-weight-asian="bold" style:font-size-complex="11pt" style:font-weight-complex="bold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19b5d6" officeooo:paragraph-rsid="0019b5d6" style:text-blinking="false" fo:background-color="transparent" style:font-size-asian="11pt" style:font-weight-asian="bold" style:font-size-complex="11pt" style:font-weight-complex="bold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21ba17" officeooo:paragraph-rsid="0021ba17" style:text-blinking="false" fo:background-color="transparent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21ba17" officeooo:paragraph-rsid="002bfe32" style:text-blinking="false" fo:background-color="transparent" style:font-size-asian="11pt" style:font-weight-asian="bold" style:font-size-complex="11pt" style:font-weight-complex="bold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234752" officeooo:paragraph-rsid="00234752" style:text-blinking="false" fo:background-color="transparent" style:font-size-asian="11pt" style:font-weight-asian="bold" style:font-size-complex="11pt" style:font-weight-complex="bold"/>
    </style:style>
    <style:style style:name="P2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style:font-size-asian="11pt" style:font-size-complex="11pt"/>
    </style:style>
    <style:style style:name="P30" style:family="paragraph" style:parent-style-name="Text_20_body">
      <style:paragraph-properties fo:margin-top="0cm" fo:margin-bottom="0cm" loext:contextual-spacing="false" fo:line-height="100%" style:writing-mode="lr-tb"/>
      <style:text-properties style:font-name="Times New Roman" fo:font-size="11pt" style:font-size-asian="11pt" style:font-size-complex="11pt"/>
    </style:style>
    <style:style style:name="P31" style:family="paragraph" style:parent-style-name="Text_20_body">
      <style:paragraph-properties fo:margin-top="0cm" fo:margin-bottom="0cm" loext:contextual-spacing="false" fo:line-height="100%" style:writing-mode="lr-tb"/>
      <style:text-properties style:font-name="Times New Roman" fo:font-size="11pt" officeooo:paragraph-rsid="001a9678" style:font-size-asian="11pt" style:font-size-complex="11pt"/>
    </style:style>
    <style:style style:name="P32" style:family="paragraph" style:parent-style-name="Text_20_body">
      <style:paragraph-properties fo:margin-top="0cm" fo:margin-bottom="0cm" loext:contextual-spacing="false" fo:line-height="100%" style:writing-mode="lr-tb"/>
      <style:text-properties style:font-name="Times New Roman" fo:font-size="11pt" fo:font-weight="bold" officeooo:paragraph-rsid="001a9678" style:font-size-asian="11pt" style:font-weight-asian="bold" style:font-size-complex="11pt" style:font-weight-complex="bold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reak-before="pag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1ba17" officeooo:paragraph-rsid="0021ba17" style:text-blinking="false" fo:background-color="transparent" style:font-size-asian="11pt" style:font-size-complex="11pt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reak-before="pag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1ba17" officeooo:paragraph-rsid="002bfe32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9b5d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ab38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eb861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2994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a9678" style:text-blinking="false" fo:background-color="transparent" loext:char-shading-value="0"/>
    </style:style>
    <style:style style:name="T10" style:family="text">
      <style:text-properties fo:font-weight="bold" fo:background-color="transparent" loext:char-shading-value="0"/>
    </style:style>
    <style:style style:name="T11" style:family="text">
      <style:text-properties fo:font-weight="bold" officeooo:rsid="001c47b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normal" fo:background-color="transparent" loext:char-shading-value="0"/>
    </style:style>
    <style:style style:name="T14" style:family="text">
      <style:text-properties officeooo:rsid="00234752"/>
    </style:style>
    <style:style style:name="T15" style:family="text">
      <style:text-properties officeooo:rsid="00239ee7"/>
    </style:style>
    <style:style style:name="T16" style:family="text">
      <style:text-properties officeooo:rsid="00258be0"/>
    </style:style>
    <style:style style:name="T17" style:family="text">
      <style:text-properties officeooo:rsid="002eb861"/>
    </style:style>
    <style:style style:name="T18" style:family="text">
      <style:text-properties officeooo:rsid="002f0d00"/>
    </style:style>
    <style:style style:name="T19" style:family="text">
      <style:text-properties officeooo:rsid="002fbdb3"/>
    </style:style>
    <style:style style:name="T20" style:family="text">
      <style:text-properties officeooo:rsid="003491f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MongoDB</text:p>
      <text:p text:style-name="P1"/>
      <text:p text:style-name="P5"><text:bookmark text:name="docs-internal-guid-5292315d-7fff-effa-0618-2279c122a648"/><text:span text:style-name="T2">Instruções</text:span><text:span text:style-name="T6">: Faça </text:span><text:span text:style-name="T2">manualmente</text:span><text:span text:style-name="T1"> </text:span><text:span text:style-name="T6">usando o MongoShell o que cada questão pede. Anote o código necessário para executar cada consulta e submeta no formato pdf no Sigaa.</text:span></text:p>
      <text:p text:style-name="P2"/>
      <text:p text:style-name="P3">PARTE 1</text:p>
      <text:p text:style-name="P3"/>
      <text:p text:style-name="P4">Crie um banco de dados chamado “rede_social” e nele crie a seguinte coleção:</text:p>
      <text:p text:style-name="P4"/>
      <text:p text:style-name="P30"><text:span text:style-name="T2"><text:tab/></text:span><text:span text:style-name="T4">usuario</text:span><text:span text:style-name="T5">s</text:span><text:span text:style-name="T2"> </text:span><text:span text:style-name="T6">(_id, nome, email, </text:span><text:span text:style-name="T7">idade</text:span><text:span text:style-name="T6">)</text:span></text:p>
      <text:p text:style-name="P9"/>
      <text:p text:style-name="P22">Faça o que se pede:</text:p>
      <text:p text:style-name="P6"/>
      <text:list xml:id="list2814325886" text:style-name="L1">
        <text:list-item>
          <text:p text:style-name="P27">Popule a base de dados</text:p>
          <text:list>
            <text:list-item>
              <text:p text:style-name="P21"><text:span text:style-name="T12">Adicione 4 usuários à sua coleção </text:span><text:span text:style-name="T11">usuarios</text:span><text:span text:style-name="T10"> </text:span><text:span text:style-name="T12">com nome “pedro”, “alice”, ”maria” e “joao”. Os outros atributos são de sua escolha</text:span></text:p>
            </text:list-item>
          </text:list>
        </text:list-item>
        <text:list-item>
          <text:p text:style-name="P27">Elabore as seguintes consultas</text:p>
          <text:list>
            <text:list-item>
              <text:p text:style-name="P10">Obtenha todos usuários que tenham mais de 25 anos</text:p>
            </text:list-item>
            <text:list-item>
              <text:p text:style-name="P10">Obtenha um usuário <text:span text:style-name="T16">que</text:span> tem nome igual a “joao”</text:p>
            </text:list-item>
            <text:list-item>
              <text:p text:style-name="P10">Obtenha todos os usuários que tem nome igual a “joao” e idade igual a 25 anos</text:p>
            </text:list-item>
            <text:list-item>
              <text:p text:style-name="P10">Obtenha todos os usuários que tem idade maior que 26 anos e nome diferente de “joao”</text:p>
            </text:list-item>
            <text:list-item>
              <text:p text:style-name="P10">Obtenha todos os usuários que que tem nome “joao” ou (idade maior que 25 e nome igual a “pedro)</text:p>
            </text:list-item>
          </text:list>
        </text:list-item>
      </text:list>
      <text:p text:style-name="P23"/>
      <text:p text:style-name="P23">PARTE 2</text:p>
      <text:p text:style-name="P1"/>
      <text:p text:style-name="P4">No banco “rede_social”, crie as seguintes coleções:</text:p>
      <text:p text:style-name="P4"/>
      <text:p text:style-name="P30"><text:span text:style-name="T3"><text:tab/>post</text:span><text:span text:style-name="T5">s</text:span><text:span text:style-name="T6">(_id, texto, likes, u_id, c_id[])</text:span></text:p>
      <text:p text:style-name="P31"><text:span text:style-name="T3"><text:tab/>comentario</text:span><text:span text:style-name="T5">s</text:span><text:span text:style-name="T1"> </text:span><text:span text:style-name="T6">(_id, texto, p_id, u_id)</text:span></text:p>
      <text:p text:style-name="P9"/>
      <text:p text:style-name="P32"><text:span text:style-name="T9">Faça o que se pede:</text:span><text:span text:style-name="T8"> </text:span></text:p>
      <text:p text:style-name="P6"/>
      <text:list xml:id="list1993446229" text:style-name="L2">
        <text:list-item>
          <text:p text:style-name="P28">Popule a base de dados</text:p>
          <text:list>
            <text:list-item>
              <text:p text:style-name="P11">Adicione 3 posts para Pedro e 2 posts para Maria. Atributos texto e likes são de sua escolha e c_id começa vazio ( [] )</text:p>
            </text:list-item>
            <text:list-item>
              <text:p text:style-name="P11">Adicione 2 comentários para um post de Pedro e mais 1 comentário para um post de Maria</text:p>
            </text:list-item>
          </text:list>
        </text:list-item>
        <text:list-item>
          <text:p text:style-name="P29"><text:span text:style-name="T12">Elabore as seguintes consultas </text:span><text:span text:style-name="T13">usando o mínimo de possível de chamadas a find()</text:span></text:p>
          <text:list>
            <text:list-item>
              <text:p text:style-name="P11">Obtenha todos os comentários de um dado post</text:p>
            </text:list-item>
            <text:list-item>
              <text:p text:style-name="P11">Obtenha todos os posts que tenham mais de 10 likes</text:p>
            </text:list-item>
            <text:list-item>
              <text:p text:style-name="P11">Obtenha todos os posts que não tem comentários</text:p>
            </text:list-item>
            <text:list-item>
              <text:p text:style-name="P11">Obtenha todos os posts que pelo menos 2 comentários</text:p>
            </text:list-item>
            <text:list-item>
              <text:p text:style-name="P11">Obtenha todos os posts de Pedro</text:p>
            </text:list-item>
            <text:list-item>
              <text:p text:style-name="P11">Obtenha todos os posts de Pedro que não tenha comentários</text:p>
            </text:list-item>
            <text:list-item>
              <text:p text:style-name="P11">Obtenha todos usuários que tenham posts que tenham comentários</text:p>
            </text:list-item>
          </text:list>
        </text:list-item>
      </text:list>
      <text:p text:style-name="P33">PARTE 1</text:p>
      <text:p text:style-name="P12"/>
      <text:p text:style-name="P24"><text:span text:style-name="T14">QUESTÃO </text:span>1</text:p>
      <text:p text:style-name="P24"/>
      <text:p text:style-name="P14">ITEM 1</text:p>
      <text:p text:style-name="P12">&gt; use rede_social</text:p>
      <text:p text:style-name="P12">switched to db rede_social</text:p>
      <text:p text:style-name="P12">&gt; db.usuarios.insert({nome:"pedro",email:"pedro@gmail.com",idade:30});</text:p>
      <text:p text:style-name="P12">WriteResult({ "nInserted" : 1 })</text:p>
      <text:p text:style-name="P12">&gt; db.usuarios.insert({nome:"alice",email:"alice@gmail.com",idade:15});</text:p>
      <text:p text:style-name="P12">WriteResult({ "nInserted" : 1 })</text:p>
      <text:p text:style-name="P12">&gt; db.usuarios.insert({nome:"maria",email:"maria@gmail.com",idade:50});</text:p>
      <text:p text:style-name="P12">WriteResult({ "nInserted" : 1 })</text:p>
      <text:p text:style-name="P12">&gt; db.usuarios.insert({nome:"joao",email:"joao@gmail.com",idade:20});</text:p>
      <text:p text:style-name="P12">WriteResult({ "nInserted" : 1 })</text:p>
      <text:p text:style-name="P12"/>
      <text:p text:style-name="P26">QUESTÃO 2</text:p>
      <text:p text:style-name="P14"/>
      <text:p text:style-name="P14">ITEM 1</text:p>
      <text:p text:style-name="P14">&gt; db.usuarios.find({idade:{"$gt":25}}).pretty();</text:p>
      <text:p text:style-name="P1"/>
      <text:p text:style-name="P15">ITEM <text:span text:style-name="T15">2</text:span></text:p>
      <text:p text:style-name="P15"><text:span text:style-name="T16">&gt; </text:span>db.usuarios.findOne({nome:"joao"});</text:p>
      <text:p text:style-name="P15"/>
      <text:p text:style-name="P15">ITEM <text:span text:style-name="T15">3</text:span></text:p>
      <text:p text:style-name="P15">&gt; db.usuarios.find({nome:"joao",idade:25});</text:p>
      <text:p text:style-name="P15"/>
      <text:p text:style-name="P15">ITEM <text:span text:style-name="T15">4</text:span></text:p>
      <text:p text:style-name="P15">&gt; db.usuarios.find({idade:{"$gt":20},nome:{"$nin":["joao"]}});</text:p>
      <text:p text:style-name="P15"/>
      <text:p text:style-name="P15">ITEM <text:span text:style-name="T15">5</text:span></text:p>
      <text:p text:style-name="P15">&gt; criterio = {"$or":[{nome:"joao"},{"$and":[{idade:{"$gt":25}},{nome:"pedro"}]}]};</text:p>
      <text:p text:style-name="P15">&gt; db.usuarios.find(criterio);</text:p>
      <text:p text:style-name="P34">PARTE 1</text:p>
      <text:p text:style-name="P13"/>
      <text:p text:style-name="P25"><text:span text:style-name="T14">QUESTÃO </text:span>1</text:p>
      <text:p text:style-name="P25"/>
      <text:p text:style-name="P16">ITEM 1</text:p>
      <text:p text:style-name="P16">&gt; pedro = db.usuarios.findOne({nome:"pedro"});</text:p>
      <text:p text:style-name="P16">&gt; db.posts.insert({texto:"Texto A",likes:10,u_id:pedro._id,c_id:[]});</text:p>
      <text:p text:style-name="P16">&gt; db.posts.insert({texto:"Texto B",likes:5,u_id:pedro._id,c_id:[]});</text:p>
      <text:p text:style-name="P16">&gt; db.posts.insert({texto:"Texto C",likes:3,u_id:pedro._id,c_id:[]});</text:p>
      <text:p text:style-name="P16"/>
      <text:p text:style-name="P17">&gt; maria = db.usuarios.findOne({nome:"maria"});</text:p>
      <text:p text:style-name="P17">&gt; db.posts.insert({texto:"Texto T",likes:3,u_id:maria._id,c_id:[]});</text:p>
      <text:p text:style-name="P17">&gt; db.posts.insert({texto:"Texto Y",likes:30,u_id:maria._id,c_id:[]});</text:p>
      <text:p text:style-name="P16"/>
      <text:p text:style-name="P16">ITEM 2</text:p>
      <text:p text:style-name="P16"/>
      <text:p text:style-name="P16">&gt; pedro = db.usuarios.findOne({nome:"pedro"});</text:p>
      <text:p text:style-name="P16"><text:span text:style-name="T17">&gt; </text:span>post_pedro = db.posts.findOne({texto:"Texto A"});</text:p>
      <text:p text:style-name="P16">&gt; db.comentarios.insert({texto:"Coment A",p_id:post_pedro._id,u_id:pedro._id});</text:p>
      <text:p text:style-name="P16">&gt; db.comentarios.insert({texto:"Coment B",p_id:post_pedro._id,u_id:pedro._id});</text:p>
      <text:p text:style-name="P16">&gt; com_A = db.comentarios.findOne({texto:"Coment A"});</text:p>
      <text:p text:style-name="P16">&gt; com_B = db.comentarios.findOne({texto:"Coment B"});</text:p>
      <text:p text:style-name="P16">&gt; post_pedro.c_id = [com_A._id, com_B._id];</text:p>
      <text:p text:style-name="P16">&gt; db.posts.update({_id:post_pedro._id},post_pedro);</text:p>
      <text:p text:style-name="P16"/>
      <text:p text:style-name="P16">&gt; maria = db.usuarios.findOne({nome:"maria"});</text:p>
      <text:p text:style-name="P16">&gt; post_maria = db.posts.findOne({texto:"Texto T"});</text:p>
      <text:p text:style-name="P18">&gt; db.comentarios.insert({texto:"Coment <text:span text:style-name="T18">T</text:span>",p_id:post_<text:span text:style-name="T18">maria</text:span>._id,u_id:<text:span text:style-name="T18">maria</text:span>._id});</text:p>
      <text:p text:style-name="P18">&gt; com_T = db.comentarios.findOne({texto:"Coment T"});</text:p>
      <text:p text:style-name="P18">&gt; post_maria.c_id = [com_T._id];</text:p>
      <text:p text:style-name="P19">&gt; db.posts.update({_id:post_<text:span text:style-name="T19">maria</text:span>._id},post_<text:span text:style-name="T19">maria</text:span>);</text:p>
      <text:p text:style-name="P16"/>
      <text:p text:style-name="P25"><text:span text:style-name="T14">QUESTÃO 2</text:span></text:p>
      <text:p text:style-name="P25"/>
      <text:p text:style-name="P16">ITEM 1</text:p>
      <text:p text:style-name="P16"><text:span text:style-name="T20">&gt; </text:span>db.comentarios.find({_id:{"$in":post_pedro.c_id}}).pretty();</text:p>
      <text:p text:style-name="P16"/>
      <text:p text:style-name="P16">ITEM 2</text:p>
      <text:p text:style-name="P16">&gt; db.posts.find({likes:{"$gte":10}}).pretty();</text:p>
      <text:p text:style-name="P16"/>
      <text:p text:style-name="P16">ITEM 3</text:p>
      <text:p text:style-name="P20">&gt; db.posts.find({c_id:{"$eq":[]}}).pretty();</text:p>
      <text:p text:style-name="P20"/>
      <text:p text:style-name="P16">ITEM 4</text:p>
      <text:p text:style-name="P16"/>
      <text:p text:style-name="P16">ITEM 5</text:p>
      <text:p text:style-name="P16">&gt; db.posts.find({u_id:pedro._id}).pretty();</text:p>
      <text:p text:style-name="P16"/>
      <text:p text:style-name="P16">ITEM 6</text:p>
      <text:p text:style-name="P16">&gt; db.posts.find({"$and":[{u_id:pedro._id},{c_id:{"$eq":[]}}]}).pretty();</text:p>
      <text:p text:style-name="P16"/>
      <text:p text:style-name="P16">ITEM 7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7:09:38.616528976</meta:creation-date>
    <dc:date>2019-05-31T12:55:44.673763669</dc:date>
    <meta:editing-duration>PT4H11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3" meta:paragraph-count="93" meta:word-count="494" meta:character-count="4042" meta:non-whitespace-character-count="3656"/>
  </office:meta>
</office:document-meta>
</file>